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3.919cm"/>
    </style:style>
    <style:style style:name="co13" style:family="table-column">
      <style:table-column-properties fo:break-before="auto" style:column-width="2.221cm"/>
    </style:style>
    <style:style style:name="co14" style:family="table-column">
      <style:table-column-properties fo:break-before="auto" style:column-width="2.972cm"/>
    </style:style>
    <style:style style:name="co15" style:family="table-column">
      <style:table-column-properties fo:break-before="auto" style:column-width="2.745cm"/>
    </style:style>
    <style:style style:name="co16" style:family="table-column">
      <style:table-column-properties fo:break-before="auto" style:column-width="2.581cm"/>
    </style:style>
    <style:style style:name="co17" style:family="table-column">
      <style:table-column-properties fo:break-before="auto" style:column-width="2.679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7cm"/>
    </style:style>
    <style:style style:name="co20" style:family="table-column">
      <style:table-column-properties fo:break-before="auto" style:column-width="2.351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2.612cm"/>
    </style:style>
    <style:style style:name="co23" style:family="table-column">
      <style:table-column-properties fo:break-before="auto" style:column-width="3.136cm"/>
    </style:style>
    <style:style style:name="co24" style:family="table-column">
      <style:table-column-properties fo:break-before="auto" style:column-width="4.376cm"/>
    </style:style>
    <style:style style:name="co25" style:family="table-column">
      <style:table-column-properties fo:break-before="auto" style:column-width="5.096cm"/>
    </style:style>
    <style:style style:name="co26" style:family="table-column">
      <style:table-column-properties fo:break-before="auto" style:column-width="3.627cm"/>
    </style:style>
    <style:style style:name="co27" style:family="table-column">
      <style:table-column-properties fo:break-before="auto" style:column-width="2.484cm"/>
    </style:style>
    <style:style style:name="co28" style:family="table-column">
      <style:table-column-properties fo:break-before="auto" style:column-width="4.41cm"/>
    </style:style>
    <style:style style:name="co29" style:family="table-column">
      <style:table-column-properties fo:break-before="auto" style:column-width="3.593cm"/>
    </style:style>
    <style:style style:name="co30" style:family="table-column">
      <style:table-column-properties fo:break-before="auto" style:column-width="4.149cm"/>
    </style:style>
    <style:style style:name="co31" style:family="table-column">
      <style:table-column-properties fo:break-before="auto" style:column-width="3.856cm"/>
    </style:style>
    <style:style style:name="co32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2.549cm"/>
    </style:style>
    <style:style style:name="co34" style:family="table-column">
      <style:table-column-properties fo:break-before="auto" style:column-width="3.17cm"/>
    </style:style>
    <style:style style:name="co35" style:family="table-column">
      <style:table-column-properties fo:break-before="auto" style:column-width="3.757cm"/>
    </style:style>
    <style:style style:name="co36" style:family="table-column">
      <style:table-column-properties fo:break-before="auto" style:column-width="3.985cm"/>
    </style:style>
    <style:style style:name="co37" style:family="table-column">
      <style:table-column-properties fo:break-before="auto" style:column-width="4.509cm"/>
    </style:style>
    <style:style style:name="co38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78" table:default-cell-style-name="Default"/>
        <table:table-row table:style-name="ro1">
          <table:table-cell table:style-name="ce1" office:value-type="string" calcext:value-type="string" table:number-columns-spanned="46" table:number-rows-spanned="1">
            <text:p><text:span text:style-name="T1">VERBAS INDENIZATÓRIAS E OUTRAS REMUNERAÇÕES TEMPORÁRIAS</text:span></text:p>
          </table:table-cell>
          <table:covered-table-cell table:number-columns-repeated="45" table:style-name="ce6"/>
          <table:table-cell table:number-columns-repeated="978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10/2022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5" table:number-rows-spanned="1">
            <text:p><text:span text:style-name="T1">VERBAS INDENIZATÓRIAS</text:span></text:p>
          </table:table-cell>
          <table:covered-table-cell table:number-columns-repeated="14" table:style-name="ce12"/>
          <table:table-cell table:style-name="ce11" office:value-type="string" calcext:value-type="string" table:number-columns-spanned="28" table:number-rows-spanned="1">
            <text:p><text:span text:style-name="T1">OUTRAS REMUNERAÇÕES TEMPORÁRIAS</text:span></text:p>
          </table:table-cell>
          <table:covered-table-cell table:number-columns-repeated="27" table:style-name="ce12"/>
          <table:table-cell table:number-columns-repeated="978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Auxílio Educ. Infantil - TJSE (07)</text:span></text:p>
          </table:table-cell>
          <table:table-cell table:style-name="ce2" office:value-type="string" calcext:value-type="string">
            <text:p><text:span text:style-name="T2">Dif. Auxílio Educ. Infantil - TJSE (07.1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Ajuda de Custo (11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Gratificação Diretor Subsede (34)</text:span></text:p>
          </table:table-cell>
          <table:table-cell table:style-name="ce2" office:value-type="string" calcext:value-type="string">
            <text:p><text:span text:style-name="T2">Dif. Gratificação Diretor Subsede (35)</text:span></text:p>
          </table:table-cell>
          <table:table-cell table:style-name="ce2" office:value-type="string" calcext:value-type="string">
            <text:p><text:span text:style-name="T2">Grat. por Acumulação de Acervo (36)</text:span></text:p>
          </table:table-cell>
          <table:table-cell table:style-name="ce2" office:value-type="string" calcext:value-type="string">
            <text:p><text:span text:style-name="T2">Dif. Grat. por Acumulação de Acervo (37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78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<text:span text:style-name="T3">ADEILTON DE OLIVEIRA FIEL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<text:span text:style-name="T3">ADELIA MOREIRA PESS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 SA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<text:span text:style-name="T3">AGMARIO FABIANO SANTOS CONCEIÇA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3" calcext:value-type="float">
            <text:p>2313</text:p>
          </table:table-cell>
          <table:table-cell table:style-name="ce8" office:value-type="string" calcext:value-type="string">
            <text:p><text:span text:style-name="T3">ALBERTO BATISTA SANTOS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001.17" calcext:value-type="float">
            <text:p>8.001,17</text:p>
          </table:table-cell>
          <table:table-cell table:number-columns-repeated="978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<text:span text:style-name="T3">ALEX SANTOS DO CARM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73.95" calcext:value-type="float">
            <text:p>1.073,95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554.95" calcext:value-type="float">
            <text:p>3.554,95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<text:span text:style-name="T3">ALEXANDRE JOSE ANDRADE DE ARAUJO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03" calcext:value-type="float">
            <text:p>2303</text:p>
          </table:table-cell>
          <table:table-cell table:style-name="ce8" office:value-type="string" calcext:value-type="string">
            <text:p><text:span text:style-name="T3">ALEXANDRE SOARES FREIRE DA COSTA</text:span></text:p>
          </table:table-cell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78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46.62" calcext:value-type="float">
            <text:p>646,6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643.14" calcext:value-type="float">
            <text:p>1.643,14</text:p>
          </table:table-cell>
          <table:table-cell table:number-columns-repeated="978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636.14" calcext:value-type="float">
            <text:p>1.636,14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636.14" calcext:value-type="float">
            <text:p>1.636,14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<text:span text:style-name="T3">ALISSON SANTAN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03.14" calcext:value-type="float">
            <text:p>303,1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303.14" calcext:value-type="float">
            <text:p>303,14</text:p>
          </table:table-cell>
          <table:table-cell table:number-columns-repeated="978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<text:span text:style-name="T3">ALVINO AQUINO SANTOS JUNIOR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8218.57" calcext:value-type="float">
            <text:p>8.218,57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0699.57" calcext:value-type="float">
            <text:p>10.699,57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0.01" calcext:value-type="float">
            <text:p>1.290,01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90.01" calcext:value-type="float">
            <text:p>1.290,01</text:p>
          </table:table-cell>
          <table:table-cell table:number-columns-repeated="978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978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<text:span text:style-name="T3">ANA CONCEICAO LIMA ALMEID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49.93" calcext:value-type="float">
            <text:p>449,9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49.93" calcext:value-type="float">
            <text:p>449,93</text:p>
          </table:table-cell>
          <table:table-cell table:number-columns-repeated="978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203" calcext:value-type="float">
            <text:p>11.203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760.84" calcext:value-type="float">
            <text:p>5.760,8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760.84" calcext:value-type="float">
            <text:p>5.760,84</text:p>
          </table:table-cell>
          <table:table-cell table:number-columns-repeated="978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<text:span text:style-name="T3">ANA LUIZA OLIVEIRA SOBRAL</text:span></text:p>
          </table:table-cell>
          <table:table-cell table:style-name="ce8" office:value-type="string" calcext:value-type="string">
            <text:p><text:span text:style-name="T3">PSICOLOGO-requisitad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51.5" calcext:value-type="float">
            <text:p>2.751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<text:span text:style-name="T3">ANDERSON BARRETO DE JESUS</text:span></text:p>
          </table:table-cell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<text:span text:style-name="T3">ANDERSON OLIVEIRA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</text:span></text:p>
          </table:table-cell>
          <table:table-cell table:style-name="ce8" office:value-type="string" calcext:value-type="string">
            <text:p><text:span text:style-name="T3">Assessor da Diretoria de Gestão Estratégica e Orçamentária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5" calcext:value-type="float">
            <text:p>2325</text:p>
          </table:table-cell>
          <table:table-cell table:style-name="ce8" office:value-type="string" calcext:value-type="string">
            <text:p><text:span text:style-name="T3">ANDRE FABIANO DO NASCIMEN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<text:span text:style-name="T3">ANDRE LUIZ BARBOSA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51.5" calcext:value-type="float">
            <text:p>2.751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4" calcext:value-type="float">
            <text:p>2314</text:p>
          </table:table-cell>
          <table:table-cell table:style-name="ce8" office:value-type="string" calcext:value-type="string">
            <text:p><text:span text:style-name="T3">ANISIO ANDRADE AMARAL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SSESSOR DE GESTAO OPERACIONAL II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560" calcext:value-type="float">
            <text:p>56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560" calcext:value-type="float">
            <text:p>56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<text:span text:style-name="T3">ANTONIO ALMEIDA SANTAN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<text:span text:style-name="T3">ANTONIO CARLOS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<text:span text:style-name="T3">ANTONIO FERNANDES LIMA BRAZ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539.39" calcext:value-type="float">
            <text:p>1.539,39</text:p>
          </table:table-cell>
          <table:table-cell table:number-columns-repeated="978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55.23" calcext:value-type="float">
            <text:p>2.955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969.39" calcext:value-type="float">
            <text:p>2.969,39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969.39" calcext:value-type="float">
            <text:p>2.969,39</text:p>
          </table:table-cell>
          <table:table-cell table:number-columns-repeated="978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<text:span text:style-name="T3">ARNALDO JOSE DE SANTAN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<text:span text:style-name="T3">AROLDO VIEIRA FREITA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80.66" calcext:value-type="float">
            <text:p>280,6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80.66" calcext:value-type="float">
            <text:p>280,66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DE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1" calcext:value-type="float">
            <text:p>2311</text:p>
          </table:table-cell>
          <table:table-cell table:style-name="ce8" office:value-type="string" calcext:value-type="string">
            <text:p><text:span text:style-name="T3">AYRE ROCHA MESSIA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<text:span text:style-name="T3">BARBARA LIM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<text:span text:style-name="T3">BIANCA MACEDO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<text:span text:style-name="T3">BRUNO GOMES FERR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55.23" calcext:value-type="float">
            <text:p>2.955,23</text:p>
          </table:table-cell>
          <table:table-cell table:style-name="ce13" office:value-type="float" office:value="600" calcext:value-type="float">
            <text:p>600,00</text:p>
          </table:table-cell>
          <table:table-cell table:style-name="ce13" office:value-type="float" office:value="920" calcext:value-type="float">
            <text:p>92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1520" calcext:value-type="float">
            <text:p>1.520,00</text:p>
          </table:table-cell>
          <table:table-cell table:number-columns-repeated="978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6.15" calcext:value-type="float">
            <text:p>56,15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56.85" calcext:value-type="float">
            <text:p>4.856,85</text:p>
          </table:table-cell>
          <table:table-cell table:number-columns-repeated="978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 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<text:span text:style-name="T3">CAIQUE RABELO ALONSO GONZALEZ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<text:span text:style-name="T3">CAMILLA CANUTO ALVE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8951.23" calcext:value-type="float">
            <text:p>28.951,23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78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0771.7" calcext:value-type="float">
            <text:p>30.771,7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<text:span text:style-name="T3">CARLOS AUGUSTO DOS SANTOS RAM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Z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91114" calcext:value-type="float">
            <text:p>91114</text:p>
          </table:table-cell>
          <table:table-cell table:style-name="ce8" office:value-type="string" calcext:value-type="string">
            <text:p><text:span text:style-name="T3">CARLOS EDUARDO OLIVEIRA ALVES</text:span></text:p>
          </table:table-cell>
          <table:table-cell table:style-name="ce8" office:value-type="string" calcext:value-type="string">
            <text:p><text:span text:style-name="T3">ESTAGIÁRIOS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95.5" calcext:value-type="float">
            <text:p>295,50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48.87" calcext:value-type="float">
            <text:p>5.348,87</text:p>
          </table:table-cell>
          <table:table-cell table:number-columns-repeated="978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style-name="ce13" office:value-type="float" office:value="571.95" calcext:value-type="float">
            <text:p>571,95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571.95" calcext:value-type="float">
            <text:p>571,95</text:p>
          </table:table-cell>
          <table:table-cell table:number-columns-repeated="978"/>
        </table:table-row>
        <table:table-row table:style-name="ro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<text:span text:style-name="T3">CARLOS KLEBER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<text:span text:style-name="T3">CARLOS RONALD DE JESU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975" calcext:value-type="float">
            <text:p>975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153" calcext:value-type="float">
            <text:p>3.15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AO NOGUEIRA MEL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<text:span text:style-name="T3">CICERO SANTOS DA SILVA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ROZA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78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94.5" calcext:value-type="float">
            <text:p>2.994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559.37" calcext:value-type="float">
            <text:p>2.559,37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59.37" calcext:value-type="float">
            <text:p>2.559,3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6.99" calcext:value-type="float">
            <text:p>1.216,99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16.99" calcext:value-type="float">
            <text:p>1.216,99</text:p>
          </table:table-cell>
          <table:table-cell table:number-columns-repeated="978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<text:span text:style-name="T3">DANIEL FAGUNDES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4760.96" calcext:value-type="float">
            <text:p>4.760,96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760.96" calcext:value-type="float">
            <text:p>4.760,96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8" calcext:value-type="float">
            <text:p>2328</text:p>
          </table:table-cell>
          <table:table-cell table:style-name="ce8" office:value-type="string" calcext:value-type="string">
            <text:p><text:span text:style-name="T3">DAVID RIBEIRO DE JESU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97.5" calcext:value-type="float">
            <text:p>97,5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1403.5" calcext:value-type="float">
            <text:p>1.403,5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679" calcext:value-type="float">
            <text:p>3.679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<text:span text:style-name="T3">DEBORAH NATALIE FREITAS DE 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862.21" calcext:value-type="float">
            <text:p>3.862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<text:span text:style-name="T3">DIANA NATHALIE MELO PEREIRA DE OLIV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06.87" calcext:value-type="float">
            <text:p>306,87</text:p>
          </table:table-cell>
          <table:table-cell table:style-name="ce13" office:value-type="float" office:value="2045.8" calcext:value-type="float">
            <text:p>2.045,8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2352.67" calcext:value-type="float">
            <text:p>2.352,67</text:p>
          </table:table-cell>
          <table:table-cell table:number-columns-repeated="978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422.9" calcext:value-type="float">
            <text:p>3.422,9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422.9" calcext:value-type="float">
            <text:p>3.422,90</text:p>
          </table:table-cell>
          <table:table-cell table:number-columns-repeated="978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<text:span text:style-name="T3">DJHONE DO NASCIMENTO SIQUEIR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<text:span text:style-name="T3">EDINALDO BARBOSA DA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<text:span text:style-name="T3">EDMILSON ARAUJO DO CARMO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<text:span text:style-name="T3">EDMILSON DE SOUZA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308" calcext:value-type="float">
            <text:p>2308</text:p>
          </table:table-cell>
          <table:table-cell table:style-name="ce8" office:value-type="string" calcext:value-type="string">
            <text:p><text:span text:style-name="T3">EDMILSON PEREIRA DA SILV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<text:span text:style-name="T3">EDNALDO SANTOS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978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86.38" calcext:value-type="float">
            <text:p>386,38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439.75" calcext:value-type="float">
            <text:p>5.439,75</text:p>
          </table:table-cell>
          <table:table-cell table:number-columns-repeated="978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<text:span text:style-name="T3">EDVALDO BEZER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2" calcext:value-type="float">
            <text:p>2322</text:p>
          </table:table-cell>
          <table:table-cell table:style-name="ce8" office:value-type="string" calcext:value-type="string">
            <text:p><text:span text:style-name="T3">ELLEN SUSAN DOS SANTOS CORREI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<text:span text:style-name="T3">EMILLY VARJAO RIBEIR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<text:span text:style-name="T3">ENIO PEREIRA ANDRADE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52.05" calcext:value-type="float">
            <text:p>352,0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352.05" calcext:value-type="float">
            <text:p>352,05</text:p>
          </table:table-cell>
          <table:table-cell table:number-columns-repeated="978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607.38" calcext:value-type="float">
            <text:p>3.607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638.66" calcext:value-type="float">
            <text:p>10.638,66</text:p>
          </table:table-cell>
          <table:table-cell table:number-columns-repeated="978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0" calcext:value-type="float">
            <text:p>2320</text:p>
          </table:table-cell>
          <table:table-cell table:style-name="ce8" office:value-type="string" calcext:value-type="string">
            <text:p><text:span text:style-name="T3">ESTER ALVES RAMO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919.72" calcext:value-type="float">
            <text:p>2.919,7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863.57" calcext:value-type="float">
            <text:p>2.863,5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783.29" calcext:value-type="float">
            <text:p>5.783,29</text:p>
          </table:table-cell>
          <table:table-cell table:number-columns-repeated="978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7218.88" calcext:value-type="float">
            <text:p>17.218,8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9699.88" calcext:value-type="float">
            <text:p>19.699,88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373.63" calcext:value-type="float">
            <text:p>7.373,63</text:p>
          </table:table-cell>
          <table:table-cell table:number-columns-repeated="978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975" calcext:value-type="float">
            <text:p>97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01.41" calcext:value-type="float">
            <text:p>2.401,41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401.41" calcext:value-type="float">
            <text:p>2.401,4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98.4" calcext:value-type="float">
            <text:p>898,4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379.61" calcext:value-type="float">
            <text:p>4.379,61</text:p>
          </table:table-cell>
          <table:table-cell table:number-columns-repeated="978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140" calcext:value-type="float">
            <text:p>140,00</text:p>
          </table:table-cell>
          <table:table-cell table:style-name="ce13" office:value-type="float" office:value="480" calcext:value-type="float">
            <text:p>48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620" calcext:value-type="float">
            <text:p>62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78" calcext:value-type="float">
            <text:p>12.17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0.01" calcext:value-type="float">
            <text:p>1.290,01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90.01" calcext:value-type="float">
            <text:p>1.290,01</text:p>
          </table:table-cell>
          <table:table-cell table:number-columns-repeated="978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8951.23" calcext:value-type="float">
            <text:p>28.951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78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51.5" calcext:value-type="float">
            <text:p>2.751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style-name="ce13" office:value-type="float" office:value="300" calcext:value-type="float">
            <text:p>300,00</text:p>
          </table:table-cell>
          <table:table-cell table:style-name="ce13" office:value-type="float" office:value="280" calcext:value-type="float">
            <text:p>28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80" calcext:value-type="float">
            <text:p>58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<text:span text:style-name="T3">FLAVIO WALLACE SANTOS FREIRE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33.8" calcext:value-type="float">
            <text:p>533,8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33.8" calcext:value-type="float">
            <text:p>533,80</text:p>
          </table:table-cell>
          <table:table-cell table:number-columns-repeated="978"/>
        </table:table-row>
        <table:table-row table:style-name="ro4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<text:span text:style-name="T3">FRANCIS CARDOSO ARAGAO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737.83" calcext:value-type="float">
            <text:p>6.737,83</text:p>
          </table:table-cell>
          <table:table-cell table:number-columns-repeated="978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<text:span text:style-name="T3">FRANCISCO OLIVEIR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<text:span text:style-name="T3">GENIVALDO DE MENEZ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580" calcext:value-type="float">
            <text:p>58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580" calcext:value-type="float">
            <text:p>58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<text:span text:style-name="T3">GERINALDO DOS SANTOS BARB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628.6" calcext:value-type="float">
            <text:p>1.628,60</text:p>
          </table:table-cell>
          <table:table-cell table:style-name="ce13" office:value-type="float" office:value="3316.19" calcext:value-type="float">
            <text:p>3.316,1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944.79" calcext:value-type="float">
            <text:p>4.944,79</text:p>
          </table:table-cell>
          <table:table-cell table:number-columns-repeated="978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<text:span text:style-name="T3">GILENO ALVE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<text:span text:style-name="T3">GILVAN DE OLIVEIRA FIEL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641.26" calcext:value-type="float">
            <text:p>8.641,26</text:p>
          </table:table-cell>
          <table:table-cell table:number-columns-repeated="978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51.5" calcext:value-type="float">
            <text:p>2.751,5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E GESTAO OPERACIONAL III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<text:span text:style-name="T3">GLAU MARCEL DE MENEZES ROCH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5" calcext:value-type="float">
            <text:p>2315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689.11" calcext:value-type="float">
            <text:p>33.689,11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3689.11" calcext:value-type="float">
            <text:p>33.689,1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<text:span text:style-name="T3">GLAUCIO RICARDO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<text:span text:style-name="T3">GLEIDE PAULA DE ANDRADE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880.91" calcext:value-type="float">
            <text:p>880,9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880.91" calcext:value-type="float">
            <text:p>880,91</text:p>
          </table:table-cell>
          <table:table-cell table:number-columns-repeated="978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280" calcext:value-type="float">
            <text:p>28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280" calcext:value-type="float">
            <text:p>28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94.5" calcext:value-type="float">
            <text:p>2.994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<text:span text:style-name="T3">HELIO LIMA FEITOSA</text:span></text:p>
          </table:table-cell>
          <table:table-cell table:style-name="ce8" office:value-type="string" calcext:value-type="string">
            <text:p><text:span text:style-name="T3">1º TENENTE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<text:span text:style-name="T3">HELIO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4491.88" calcext:value-type="float">
            <text:p>4.491,8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545.25" calcext:value-type="float">
            <text:p>9.545,25</text:p>
          </table:table-cell>
          <table:table-cell table:number-columns-repeated="978"/>
        </table:table-row>
        <table:table-row table:style-name="ro4">
          <table:table-cell table:style-name="ce3" office:value-type="float" office:value="2317" calcext:value-type="float">
            <text:p>2317</text:p>
          </table:table-cell>
          <table:table-cell table:style-name="ce8" office:value-type="string" calcext:value-type="string">
            <text:p><text:span text:style-name="T3">HERCULES MATHEUS SANTOS SILV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TRIAGEM TECNICA DAS 1ª E 2ª PROMOTORIAS DE JUSTIÇA DE NOSSA SENHORA DA GLO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<text:span text:style-name="T3">HUGO SILVINO DOS SANTOS NASCIMENT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<text:span text:style-name="T3">IAN EMILIO SCHLINGMANN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<text:span text:style-name="T3">ICARO PRADO NOVAE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978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<text:span text:style-name="T3">IOLANDO VIEIRA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7768.71" calcext:value-type="float">
            <text:p>7.768,71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946.71" calcext:value-type="float">
            <text:p>9.946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301" calcext:value-type="float">
            <text:p>2301</text:p>
          </table:table-cell>
          <table:table-cell table:style-name="ce8" office:value-type="string" calcext:value-type="string">
            <text:p><text:span text:style-name="T3">IVALDO VENANCIO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09" calcext:value-type="float">
            <text:p>2309</text:p>
          </table:table-cell>
          <table:table-cell table:style-name="ce8" office:value-type="string" calcext:value-type="string">
            <text:p><text:span text:style-name="T3">IVAN JOSE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2307" calcext:value-type="float">
            <text:p>2307</text:p>
          </table:table-cell>
          <table:table-cell table:style-name="ce8" office:value-type="string" calcext:value-type="string">
            <text:p><text:span text:style-name="T3">IVONALDO MATIAS DOS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36.42" calcext:value-type="float">
            <text:p>1.536,42</text:p>
          </table:table-cell>
          <table:table-cell table:style-name="ce13" office:value-type="float" office:value="2876.93" calcext:value-type="float">
            <text:p>2.876,9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4713.35" calcext:value-type="float">
            <text:p>4.713,35</text:p>
          </table:table-cell>
          <table:table-cell table:number-columns-repeated="978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36.42" calcext:value-type="float">
            <text:p>1.536,42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536.42" calcext:value-type="float">
            <text:p>1.536,42</text:p>
          </table:table-cell>
          <table:table-cell table:number-columns-repeated="978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<text:span text:style-name="T3">JAMISSON CARLOS DE JESUS FERREIRA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<text:span text:style-name="T3">JAMISSON RODRIGUE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<text:span text:style-name="T3">JANETE LARISSA SILVA BATI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112.23" calcext:value-type="float">
            <text:p>1.112,23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12.23" calcext:value-type="float">
            <text:p>1.11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<text:span text:style-name="T3">JANIO DA SILVA CRUZ</text:span></text:p>
          </table:table-cell>
          <table:table-cell table:style-name="ce8" office:value-type="string" calcext:value-type="string">
            <text:p><text:span text:style-name="T3">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<text:span text:style-name="T3">JESSYCA KAROLINE SOUZA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9" calcext:value-type="float">
            <text:p>2319</text:p>
          </table:table-cell>
          <table:table-cell table:style-name="ce8" office:value-type="string" calcext:value-type="string">
            <text:p><text:span text:style-name="T3">JOANA ADNA DOS SANTOS CORREI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607.38" calcext:value-type="float">
            <text:p>3.607,38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607.38" calcext:value-type="float">
            <text:p>3.607,38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<text:span text:style-name="T3">JOAO CRUZ LEANDRO DA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<text:span text:style-name="T3">JOAO LEOPOLDO DE ALBUQUERQUE MI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<text:span text:style-name="T3">JOAO RICARDO CORREA DE OLIVEIRA E SILVA</text:span></text:p>
          </table:table-cell>
          <table:table-cell table:style-name="ce8" office:value-type="string" calcext:value-type="string">
            <text:p><text:span text:style-name="T3">Coordenador da Divisão de Gestão Orçamentária </text:span></text:p>
          </table:table-cell>
          <table:table-cell table:style-name="ce8" office:value-type="string" calcext:value-type="string">
            <text:p><text:span text:style-name="T3">DIVISAO DE GESTAO ORCAMENTARI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<text:span text:style-name="T3">JOLIVIO ALVE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497.57" calcext:value-type="float">
            <text:p>2.497,5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816.9" calcext:value-type="float">
            <text:p>7.816,90</text:p>
          </table:table-cell>
          <table:table-cell table:number-columns-repeated="978"/>
        </table:table-row>
        <table:table-row table:style-name="ro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<text:span text:style-name="T3">JORGIVALDO SILVA FEIT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78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978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<text:span text:style-name="T3">JOSE APARECID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<text:span text:style-name="T3">JOSE AUGUST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<text:span text:style-name="T3">JOSE AUGUSTO RAMOS DA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<text:span text:style-name="T3">JOSE BIZERRA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<text:span text:style-name="T3">JOSE CARLOS ALVES SANTOS</text:span></text:p>
          </table:table-cell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985.22" calcext:value-type="float">
            <text:p>2.985,2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304.55" calcext:value-type="float">
            <text:p>8.304,55</text:p>
          </table:table-cell>
          <table:table-cell table:number-columns-repeated="978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<text:span text:style-name="T3">JOSE DENILTON NASCIMENTO DE JESU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ABINETE DO SUBPROCURADOR-GERAL DE JUSTIÇ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ABINETE DO SUBPROCURADOR-GERAL DE JUSTIÇA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<text:span text:style-name="T3">JOSE MARCOS SANTOS CHAG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<text:span text:style-name="T3">JOSE NUNES SANTOS</text:span></text:p>
          </table:table-cell>
          <table:table-cell table:style-name="ce8" office:value-type="string" calcext:value-type="string">
            <text:p><text:span text:style-name="T3">SOLDADO - requis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<text:span text:style-name="T3">JOSE ROBERTO NASCIMENT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7" calcext:value-type="float">
            <text:p>2327</text:p>
          </table:table-cell>
          <table:table-cell table:style-name="ce8" office:value-type="string" calcext:value-type="string">
            <text:p><text:span text:style-name="T3">JOSE VICTOR SOARES ROCHA DOS SANTOS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357.5" calcext:value-type="float">
            <text:p>357,5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1684.2" calcext:value-type="float">
            <text:p>1.684,2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4219.7" calcext:value-type="float">
            <text:p>4.219,7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6510.84" calcext:value-type="float">
            <text:p>6.510,84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510.84" calcext:value-type="float">
            <text:p>6.510,84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444.75" calcext:value-type="float">
            <text:p>444,75</text:p>
          </table:table-cell>
          <table:table-cell table:style-name="ce13" office:value-type="float" office:value="87.85" calcext:value-type="float">
            <text:p>87,85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532.6" calcext:value-type="float">
            <text:p>532,60</text:p>
          </table:table-cell>
          <table:table-cell table:number-columns-repeated="978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<text:span text:style-name="T3">JULIANA SOARES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<text:span text:style-name="T3">JULIANA SOBRINHO BORG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 MART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<text:span text:style-name="T3">JULIANY CRISTINA DOS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DE GESTAO ESTRATEGICA E ORCAMENTA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278" calcext:value-type="float">
            <text:p>1.27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2310" calcext:value-type="float">
            <text:p>2310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203" calcext:value-type="float">
            <text:p>11.203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641.26" calcext:value-type="float">
            <text:p>8.641,26</text:p>
          </table:table-cell>
          <table:table-cell table:number-columns-repeated="978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<text:span text:style-name="T3">KEVEN MATHEUS GOIS SANTAN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55.8" calcext:value-type="float">
            <text:p>455,8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55.8" calcext:value-type="float">
            <text:p>455,80</text:p>
          </table:table-cell>
          <table:table-cell table:number-columns-repeated="978"/>
        </table:table-row>
        <table:table-row table:style-name="ro4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<text:span text:style-name="T3">LARA FREIRE DE ALMEIDA DOS ANJ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<text:span text:style-name="T3">LARISSA DIAS FEITOSA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<text:span text:style-name="T3">LARISSA SILVA TAVAR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" table:style-name="ce13" office:value-type="float" office:value="300" calcext:value-type="float">
            <text:p>300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78" calcext:value-type="float">
            <text:p>12.17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<text:span text:style-name="T3">LAURO DE JESUS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<text:span text:style-name="T3">LAZARO NICOLAU FERREIRA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6" calcext:value-type="float">
            <text:p>2326</text:p>
          </table:table-cell>
          <table:table-cell table:style-name="ce8" office:value-type="string" calcext:value-type="string">
            <text:p><text:span text:style-name="T3">LEANDRO MENESES CALAZANS DE SOUZ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542.87" calcext:value-type="float">
            <text:p>542,87</text:p>
          </table:table-cell>
          <table:table-cell table:number-columns-repeated="978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215.54" calcext:value-type="float">
            <text:p>215,5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15.54" calcext:value-type="float">
            <text:p>215,54</text:p>
          </table:table-cell>
          <table:table-cell table:number-columns-repeated="978"/>
        </table:table-row>
        <table:table-row table:style-name="ro4">
          <table:table-cell table:style-name="ce3" office:value-type="float" office:value="2318" calcext:value-type="float">
            <text:p>2318</text:p>
          </table:table-cell>
          <table:table-cell table:style-name="ce8" office:value-type="string" calcext:value-type="string">
            <text:p><text:span text:style-name="T3">LEONARDO FRAGA CARDOSO JUNIOR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<text:span text:style-name="T3">LETICIA RAQUEL COSTA ROCH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78" calcext:value-type="float">
            <text:p>12.178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6.15" calcext:value-type="float">
            <text:p>56,1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057.32" calcext:value-type="float">
            <text:p>8.057,32</text:p>
          </table:table-cell>
          <table:table-cell table:number-columns-repeated="978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<text:span text:style-name="T3">LIDGIA MARIA DANTAS DE ANDRADE LIM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<text:span text:style-name="T3">LOUYSE MARCELLY MELO NERI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Z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40" calcext:value-type="float">
            <text:p>4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40" calcext:value-type="float">
            <text:p>4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51.5" calcext:value-type="float">
            <text:p>2.751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78" calcext:value-type="float">
            <text:p>12.17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203" calcext:value-type="float">
            <text:p>11.203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555.53" calcext:value-type="float">
            <text:p>3.555,5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608.9" calcext:value-type="float">
            <text:p>8.608,90</text:p>
          </table:table-cell>
          <table:table-cell table:number-columns-repeated="978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<text:span text:style-name="T3">LUIZ CARLOS ARAGAO DE ALMEID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<text:span text:style-name="T3">LUIZ CARLOS DOS SANTOS LOP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<text:span text:style-name="T3">LUIZ DE AZEVEDO COSTA NETO</text:span></text:p>
          </table:table-cell>
          <table:table-cell table:style-name="ce8" office:value-type="string" calcext:value-type="string">
            <text:p><text:span text:style-name="T3">CORONEL  - requisitado-BESP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<text:span text:style-name="T3">LUIZ FELLIPE SILVEIRA DE OLI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444.75" calcext:value-type="float">
            <text:p>444,75</text:p>
          </table:table-cell>
          <table:table-cell table:style-name="ce13" office:value-type="float" office:value="87.85" calcext:value-type="float">
            <text:p>87,85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532.6" calcext:value-type="float">
            <text:p>532,60</text:p>
          </table:table-cell>
          <table:table-cell table:number-columns-repeated="978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<text:span text:style-name="T3">MAISA OLIVEIRA BOMFIM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978"/>
        </table:table-row>
        <table:table-row table:style-name="ro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<text:span text:style-name="T3">MANOEL MESSIAS RODRIGUE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ORCAMENTARI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601.4" calcext:value-type="float">
            <text:p>1.601,4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601.4" calcext:value-type="float">
            <text:p>1.601,40</text:p>
          </table:table-cell>
          <table:table-cell table:number-columns-repeated="978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578.22" calcext:value-type="float">
            <text:p>2.578,2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5059.22" calcext:value-type="float">
            <text:p>5.059,2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074.72" calcext:value-type="float">
            <text:p>7.074,72</text:p>
          </table:table-cell>
          <table:table-cell table:number-columns-repeated="978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786.27" calcext:value-type="float">
            <text:p>10.786,27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9452.97" calcext:value-type="float">
            <text:p>29.452,97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<text:span text:style-name="T3">MARCIO MATOS LIMA BARRET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JUSTIÇA FEDERAL DE 1º GRAU DA 5ª REGIÃO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<text:span text:style-name="T3">MARCO TULIO CARVALHO MACHA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862.21" calcext:value-type="float">
            <text:p>3.862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<text:span text:style-name="T3">MARCOS ANDRADE ROCHA</text:span></text:p>
          </table:table-cell>
          <table:table-cell table:style-name="ce8" office:value-type="string" calcext:value-type="string">
            <text:p><text:span text:style-name="T3">MAJOR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<text:span text:style-name="T3">MARCOS ANTONIO DOS SANTOS SOUZA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<text:span text:style-name="T3">MARCOS ANTONIO FARIAS NOGU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<text:span text:style-name="T3">MARCOS MATTHEUS DOS SANTOS SOU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<text:span text:style-name="T3">MARCOS VINICIUS VIEIR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65.97" calcext:value-type="float">
            <text:p>2.665,97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665.97" calcext:value-type="float">
            <text:p>2.665,9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DE TIC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 MENDONC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<text:span text:style-name="T3">MARIA CRISLANE SILVA TORR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78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78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PERMANENTE DE AUTOCOMPOSIÇÃO E PAZ COAPAZ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479.71" calcext:value-type="float">
            <text:p>3.479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style-name="ce13" office:value-type="float" office:value="17218.88" calcext:value-type="float">
            <text:p>17.218,8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9942.88" calcext:value-type="float">
            <text:p>29.942,88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<text:span text:style-name="T3">MARIA IZABEL SANTANA DE ABREU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737.83" calcext:value-type="float">
            <text:p>6.737,83</text:p>
          </table:table-cell>
          <table:table-cell table:number-columns-repeated="978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<text:span text:style-name="T3">MARIANA CARDOSO BARRETO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4" calcext:value-type="float">
            <text:p>2324</text:p>
          </table:table-cell>
          <table:table-cell table:style-name="ce8" office:value-type="string" calcext:value-type="string">
            <text:p><text:span text:style-name="T3">MARIANA TELES CERSOSIMO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TRIAGEM TECNICA DAS 1ª E 2ª PROMOTORIAS DE JUSTIÇA DE LARANJEIR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36.71" calcext:value-type="float">
            <text:p>3.236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05" calcext:value-type="float">
            <text:p>2305</text:p>
          </table:table-cell>
          <table:table-cell table:style-name="ce8" office:value-type="string" calcext:value-type="string">
            <text:p><text:span text:style-name="T3">MATHEUS NASCIMENTO DOS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78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9" calcext:value-type="float">
            <text:p>419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97" calcext:value-type="float">
            <text:p>2.597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444.75" calcext:value-type="float">
            <text:p>444,75</text:p>
          </table:table-cell>
          <table:table-cell table:style-name="ce13" office:value-type="float" office:value="87.85" calcext:value-type="float">
            <text:p>87,85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532.6" calcext:value-type="float">
            <text:p>532,60</text:p>
          </table:table-cell>
          <table:table-cell table:number-columns-repeated="978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<text:span text:style-name="T3">MILLA CASTRO BOAVENTU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338.82" calcext:value-type="float">
            <text:p>1.338,8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1338.82" calcext:value-type="float">
            <text:p>1.338,82</text:p>
          </table:table-cell>
          <table:table-cell table:number-columns-repeated="978"/>
        </table:table-row>
        <table:table-row table:style-name="ro4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<text:span text:style-name="T3">MIRAILTON SILVA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<text:span text:style-name="T3">MIRELLA PRATA DE BRITTO CHA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<text:span text:style-name="T3">MURILO ALVES DO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span text:style-name="T3">MURILO DA CRUZ LIM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<text:span text:style-name="T3">NARCISO BATIST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3" calcext:value-type="float">
            <text:p>2323</text:p>
          </table:table-cell>
          <table:table-cell table:style-name="ce8" office:value-type="string" calcext:value-type="string">
            <text:p><text:span text:style-name="T3">NEUDSON NUNES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2466.13" calcext:value-type="float">
            <text:p>12.466,13</text:p>
          </table:table-cell>
          <table:table-cell table:style-name="ce13" office:value-type="float" office:value="24947.13" calcext:value-type="float">
            <text:p>24.947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189.85" calcext:value-type="float">
            <text:p>2.189,8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863.57" calcext:value-type="float">
            <text:p>2.863,5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42" calcext:value-type="float">
            <text:p>5.053,42</text:p>
          </table:table-cell>
          <table:table-cell table:number-columns-repeated="978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<text:span text:style-name="T3">ODILON TERTULIANO DE MENEZE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373.63" calcext:value-type="float">
            <text:p>7.373,63</text:p>
          </table:table-cell>
          <table:table-cell table:number-columns-repeated="978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607.38" calcext:value-type="float">
            <text:p>3.607,38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49.45" calcext:value-type="float">
            <text:p>1.449,45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449.45" calcext:value-type="float">
            <text:p>1.449,45</text:p>
          </table:table-cell>
          <table:table-cell table:number-columns-repeated="978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<text:span text:style-name="T3">PAULO CEZAR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<text:span text:style-name="T3">PAULO JOSE DE ARAGAO ALMEIDA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106.74" calcext:value-type="float">
            <text:p>10.106,74</text:p>
          </table:table-cell>
          <table:table-cell table:number-columns-repeated="978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78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1.32" calcext:value-type="float">
            <text:p>1.331,32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31.32" calcext:value-type="float">
            <text:p>1.331,32</text:p>
          </table:table-cell>
          <table:table-cell table:number-columns-repeated="978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347.6" calcext:value-type="float">
            <text:p>1.347,60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347.6" calcext:value-type="float">
            <text:p>1.347,60</text:p>
          </table:table-cell>
          <table:table-cell table:number-columns-repeated="978"/>
        </table:table-row>
        <table:table-row table:style-name="ro4">
          <table:table-cell table:style-name="ce3" office:value-type="float" office:value="2304" calcext:value-type="float">
            <text:p>2304</text:p>
          </table:table-cell>
          <table:table-cell table:style-name="ce8" office:value-type="string" calcext:value-type="string">
            <text:p><text:span text:style-name="T3">PEDRO ARTUR TORRES COST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6.38" calcext:value-type="float">
            <text:p>1.126,38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304.38" calcext:value-type="float">
            <text:p>3.304,38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<text:span text:style-name="T3">PEDRO MELLO DA SILVA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<text:span text:style-name="T3">PIERRE VIEIRA DE CARVALH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<text:span text:style-name="T3">RAFAEL SANTOS CRUZ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<text:span text:style-name="T3">RAUL CESAR LUCENA ROCH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78" calcext:value-type="float">
            <text:p>12.178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001.17" calcext:value-type="float">
            <text:p>8.001,17</text:p>
          </table:table-cell>
          <table:table-cell table:number-columns-repeated="978"/>
        </table:table-row>
        <table:table-row table:style-name="ro4">
          <table:table-cell table:style-name="ce3" office:value-type="float" office:value="2316" calcext:value-type="float">
            <text:p>2316</text:p>
          </table:table-cell>
          <table:table-cell table:style-name="ce8" office:value-type="string" calcext:value-type="string">
            <text:p><text:span text:style-name="T3">REJANE BRITO GUIMARA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<text:span text:style-name="T3">RENAN DO NASCIMENTO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36.61" calcext:value-type="float">
            <text:p>1.036,61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036.61" calcext:value-type="float">
            <text:p>1.036,6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5409.64" calcext:value-type="float">
            <text:p>5.409,64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5409.64" calcext:value-type="float">
            <text:p>5.409,64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516.05" calcext:value-type="float">
            <text:p>1.516,0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517.22" calcext:value-type="float">
            <text:p>9.517,22</text:p>
          </table:table-cell>
          <table:table-cell table:number-columns-repeated="978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12" calcext:value-type="float">
            <text:p>2312</text:p>
          </table:table-cell>
          <table:table-cell table:style-name="ce8" office:value-type="string" calcext:value-type="string">
            <text:p><text:span text:style-name="T3">ROBERTA GARCIA MORENO FRANCO TAVEIRA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NOLOGIA DA INFORMAÇÃO E COMUNIC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78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02" calcext:value-type="float">
            <text:p>2302</text:p>
          </table:table-cell>
          <table:table-cell table:style-name="ce8" office:value-type="string" calcext:value-type="string">
            <text:p><text:span text:style-name="T3">ROGER GOMES CARVALHO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DE ARACAJU (6ª VARA CRIMINA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20.26" calcext:value-type="float">
            <text:p>1.520,26</text:p>
          </table:table-cell>
          <table:table-cell table:style-name="ce13" office:value-type="float" office:value="14244.26" calcext:value-type="float">
            <text:p>14.244,26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<text:span text:style-name="T3">ROMULO HENRIQUE RIBEIRO DE OLIVEIRA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001.17" calcext:value-type="float">
            <text:p>8.001,17</text:p>
          </table:table-cell>
          <table:table-cell table:number-columns-repeated="978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 E COMUNICAÇÃO 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<text:span text:style-name="T3">ROOSEVELT CHRISTIAN DANTAS ALBUQUERQUE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DESLIGADO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601.4" calcext:value-type="float">
            <text:p>1.601,40</text:p>
          </table:table-cell>
          <table:table-cell table:style-name="ce13" office:value-type="float" office:value="3149.7" calcext:value-type="float">
            <text:p>3.149,70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4751.1" calcext:value-type="float">
            <text:p>4.751,10</text:p>
          </table:table-cell>
          <table:table-cell table:number-columns-repeated="978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1.32" calcext:value-type="float">
            <text:p>1.331,32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331.32" calcext:value-type="float">
            <text:p>1.331,32</text:p>
          </table:table-cell>
          <table:table-cell table:number-columns-repeated="978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<text:span text:style-name="T3">SAMUEL NEVES DE OLIV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173.87" calcext:value-type="float">
            <text:p>3.173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<text:span text:style-name="T3">SERGIO DA FONSEC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<text:span text:style-name="T3">SERGIO DOS SANTOS SILVA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36.42" calcext:value-type="float">
            <text:p>1.536,42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536.42" calcext:value-type="float">
            <text:p>1.536,42</text:p>
          </table:table-cell>
          <table:table-cell table:number-columns-repeated="978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<text:span text:style-name="T3">SIDIVAL DOS SANTOS FREI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NUNES LEAL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800.7" calcext:value-type="float">
            <text:p>4.800,70</text:p>
          </table:table-cell>
          <table:table-cell table:number-columns-repeated="978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642.74" calcext:value-type="float">
            <text:p>2.642,74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642.74" calcext:value-type="float">
            <text:p>2.642,74</text:p>
          </table:table-cell>
          <table:table-cell table:number-columns-repeated="978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46.62" calcext:value-type="float">
            <text:p>646,62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646.62" calcext:value-type="float">
            <text:p>646,62</text:p>
          </table:table-cell>
          <table:table-cell table:number-columns-repeated="978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55.71" calcext:value-type="float">
            <text:p>755,7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933.71" calcext:value-type="float">
            <text:p>2.933,71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9944.7" calcext:value-type="float">
            <text:p>29.944,7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978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<text:span text:style-name="T3">TALMAY TELE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ÃO ESTRATEGICA E PROJETO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9" calcext:value-type="float">
            <text:p>2329</text:p>
          </table:table-cell>
          <table:table-cell table:style-name="ce8" office:value-type="string" calcext:value-type="string">
            <text:p><text:span text:style-name="T3">THAUANNY DE CARVALHO ANDRADE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910" calcext:value-type="float">
            <text:p>91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1122.8" calcext:value-type="float">
            <text:p>1.122,8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35.8" calcext:value-type="float">
            <text:p>3.235,8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138.93" calcext:value-type="float">
            <text:p>3.138,93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3138.93" calcext:value-type="float">
            <text:p>3.138,93</text:p>
          </table:table-cell>
          <table:table-cell table:number-columns-repeated="978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<text:span text:style-name="T3">THUANE DE SANTANA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81.21" calcext:value-type="float">
            <text:p>1.381,21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559.21" calcext:value-type="float">
            <text:p>3.559,21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600" calcext:value-type="float">
            <text:p>600,00</text:p>
          </table:table-cell>
          <table:table-cell table:number-columns-repeated="978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70.5" calcext:value-type="float">
            <text:p>270,5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448.5" calcext:value-type="float">
            <text:p>2.448,5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<text:span text:style-name="T3">UNILSON XAVIER DE SANTAN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 E COMUNICACAO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521" calcext:value-type="float">
            <text:p>1.52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<text:span text:style-name="T3">VALMIR DO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42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78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4.23" calcext:value-type="float">
            <text:p>474,23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652.23" calcext:value-type="float">
            <text:p>2.652,23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78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24" calcext:value-type="float">
            <text:p>2.724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<text:span text:style-name="T3">VICTOR FERNANDO ALVES CARVALHO</text:span></text:p>
          </table:table-cell>
          <table:table-cell table:style-name="ce8" office:value-type="string" calcext:value-type="string">
            <text:p><text:span text:style-name="T3">ASSESSOR DE GESTAO OPERACIONAL I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ÃO DE AUDITORIA INTERN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<text:span text:style-name="T3">VICTOR OSORIO RAMOS POR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ROJETOS DE TIC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308" calcext:value-type="float">
            <text:p>13.308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<text:span text:style-name="T3">VITORIA CARVALHO PLECH PER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92.87" calcext:value-type="float">
            <text:p>692,87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70.87" calcext:value-type="float">
            <text:p>2.870,87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1" calcext:value-type="float">
            <text:p>12.481,00</text:p>
          </table:table-cell>
          <table:table-cell table:number-columns-repeated="25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78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521" calcext:value-type="float">
            <text:p>1.521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000" calcext:value-type="float">
            <text:p>10.000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724" calcext:value-type="float">
            <text:p>12.724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8422.28" calcext:value-type="float">
            <text:p>8.422,28</text:p>
          </table:table-cell>
          <table:table-cell table:number-columns-repeated="978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08" calcext:value-type="float">
            <text:p>3.30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<text:span text:style-name="T3">WELLINGTON FERREIRA DAN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067.6" calcext:value-type="float">
            <text:p>1.067,60</text:p>
          </table:table-cell>
          <table:table-cell table:number-columns-repeated="978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278" calcext:value-type="float">
            <text:p>1.278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481" calcext:value-type="float">
            <text:p>2.481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46.62" calcext:value-type="float">
            <text:p>646,6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96.52" calcext:value-type="float">
            <text:p>996,52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643.14" calcext:value-type="float">
            <text:p>1.643,14</text:p>
          </table:table-cell>
          <table:table-cell table:number-columns-repeated="978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style-name="ce13" office:value-type="float" office:value="300" calcext:value-type="float">
            <text:p>300,00</text:p>
          </table:table-cell>
          <table:table-cell table:number-columns-repeated="978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105" calcext:value-type="float">
            <text:p>2.105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28" table:style-name="ce13" office:value-type="float" office:value="0" calcext:value-type="float">
            <text:p>0,00</text:p>
          </table:table-cell>
          <table:table-cell table:number-columns-repeated="978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975" calcext:value-type="float">
            <text:p>97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03" calcext:value-type="float">
            <text:p>1.203,0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178" calcext:value-type="float">
            <text:p>2.178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6.99" calcext:value-type="float">
            <text:p>1.216,99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16.99" calcext:value-type="float">
            <text:p>1.216,99</text:p>
          </table:table-cell>
          <table:table-cell table:number-columns-repeated="978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1048895.66" calcext:value-type="float">
            <text:p>1.048.895,66</text:p>
          </table:table-cell>
          <table:table-cell table:style-name="ce14" office:value-type="float" office:value="1430" calcext:value-type="float">
            <text:p>1.430,00</text:p>
          </table:table-cell>
          <table:table-cell table:style-name="ce14" office:value-type="float" office:value="883002" calcext:value-type="float">
            <text:p>883.002,00</text:p>
          </table:table-cell>
          <table:table-cell table:style-name="ce14" office:value-type="float" office:value="4210.5" calcext:value-type="float">
            <text:p>4.210,50</text:p>
          </table:table-cell>
          <table:table-cell table:style-name="ce14" office:value-type="float" office:value="91158.65" calcext:value-type="float">
            <text:p>91.158,6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19" calcext:value-type="float">
            <text:p>419,0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52208" calcext:value-type="float">
            <text:p>952.208,00</text:p>
          </table:table-cell>
          <table:table-cell table:style-name="ce14" office:value-type="float" office:value="119769.32" calcext:value-type="float">
            <text:p>119.769,32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3986.39" calcext:value-type="float">
            <text:p>13.986,39</text:p>
          </table:table-cell>
          <table:table-cell table:style-name="ce14" office:value-type="float" office:value="3115079.52" calcext:value-type="float">
            <text:p>3.115.079,52</text:p>
          </table:table-cell>
          <table:table-cell table:style-name="ce14" office:value-type="float" office:value="23271.95" calcext:value-type="float">
            <text:p>23.271,95</text:p>
          </table:table-cell>
          <table:table-cell table:style-name="ce14" office:value-type="float" office:value="2880" calcext:value-type="float">
            <text:p>2.880,00</text:p>
          </table:table-cell>
          <table:table-cell table:style-name="ce14" office:value-type="float" office:value="6167.67" calcext:value-type="float">
            <text:p>6.167,6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2915.94" calcext:value-type="float">
            <text:p>22.915,94</text:p>
          </table:table-cell>
          <table:table-cell table:style-name="ce14" office:value-type="float" office:value="6193.12" calcext:value-type="float">
            <text:p>6.193,12</text:p>
          </table:table-cell>
          <table:table-cell table:style-name="ce14" office:value-type="float" office:value="75006.97" calcext:value-type="float">
            <text:p>75.006,97</text:p>
          </table:table-cell>
          <table:table-cell table:style-name="ce14" office:value-type="float" office:value="3413.25" calcext:value-type="float">
            <text:p>3.413,2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040" calcext:value-type="float">
            <text:p>6.040,00</text:p>
          </table:table-cell>
          <table:table-cell table:style-name="ce14" office:value-type="float" office:value="5184.73" calcext:value-type="float">
            <text:p>5.184,73</text:p>
          </table:table-cell>
          <table:table-cell table:style-name="ce14" office:value-type="float" office:value="1347.6" calcext:value-type="float">
            <text:p>1.347,6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3109.47" calcext:value-type="float">
            <text:p>123.109,47</text:p>
          </table:table-cell>
          <table:table-cell table:style-name="ce14" office:value-type="float" office:value="112.3" calcext:value-type="float">
            <text:p>112,30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106.73" calcext:value-type="float">
            <text:p>10.106,7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6507.67" calcext:value-type="float">
            <text:p>16.507,6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053.38" calcext:value-type="float">
            <text:p>5.053,3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48514.84" calcext:value-type="float">
            <text:p>548.514,8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65528.09" calcext:value-type="float">
            <text:p>865.528,09</text:p>
          </table:table-cell>
          <table:table-cell table:number-columns-repeated="978"/>
        </table:table-row>
        <table:table-row table:style-name="ro5">
          <table:table-cell table:style-name="ce5" office:value-type="string" calcext:value-type="string" table:number-columns-spanned="46" table:number-rows-spanned="1">
            <text:p><text:span text:style-name="T1">Fonte da Informação: Diretoria de Recursos Humanos</text:span></text:p>
          </table:table-cell>
          <table:covered-table-cell table:number-columns-repeated="45" table:style-name="ce10"/>
          <table:table-cell table:number-columns-repeated="978"/>
        </table:table-row>
        <table:table-row table:style-name="ro5">
          <table:table-cell table:style-name="ce5" office:value-type="string" calcext:value-type="string" table:number-columns-spanned="46" table:number-rows-spanned="1">
            <text:p><text:span text:style-name="T1">Data da última atualização: 31/10/2022 13:39:05</text:span></text:p>
          </table:table-cell>
          <table:covered-table-cell table:number-columns-repeated="45" table:style-name="ce10"/>
          <table:table-cell table:number-columns-repeated="978"/>
        </table:table-row>
        <table:table-row table:style-name="ro6" table:number-rows-repeated="10476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2-16T13:41:35.312000000</dc:date>
    <meta:editing-duration>PT2M19S</meta:editing-duration>
    <meta:editing-cycles>1</meta:editing-cycles>
    <meta:document-statistic meta:table-count="1" meta:cell-count="42967" meta:object-count="0"/>
    <meta:generator>LibreOffice/6.4.6.2$Windows_X86_64 LibreOffice_project/0ce51a4fd21bff07a5c061082cc82c5ed232f115</meta:generator>
  </office:meta>
</office:document-meta>
</file>